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70ea" officeooo:paragraph-rsid="000770ea" style:font-weight-asian="bold" style:font-weight-complex="bold"/>
    </style:style>
    <style:style style:name="P2" style:family="paragraph" style:parent-style-name="Standard">
      <style:text-properties fo:font-weight="normal" officeooo:rsid="000770ea" officeooo:paragraph-rsid="00085207" style:font-weight-asian="normal" style:font-weight-complex="normal"/>
    </style:style>
    <style:style style:name="P3" style:family="paragraph" style:parent-style-name="Standard">
      <style:text-properties fo:font-weight="normal" officeooo:rsid="00085207" officeooo:paragraph-rsid="00085207" style:font-weight-asian="normal" style:font-weight-complex="normal"/>
    </style:style>
    <style:style style:name="P4" style:family="paragraph" style:parent-style-name="Standard">
      <style:text-properties fo:font-weight="normal" officeooo:rsid="00085207" officeooo:paragraph-rsid="0009d3e6" style:font-weight-asian="normal" style:font-weight-complex="normal"/>
    </style:style>
    <style:style style:name="P5" style:family="paragraph" style:parent-style-name="Standard">
      <style:text-properties fo:font-weight="normal" officeooo:rsid="0009d3e6" officeooo:paragraph-rsid="0009d3e6" style:font-weight-asian="normal" style:font-weight-complex="normal"/>
    </style:style>
    <style:style style:name="P6" style:family="paragraph" style:parent-style-name="Preformatted_20_Text">
      <style:text-properties officeooo:paragraph-rsid="0009d3e6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widows="1" fo:text-indent="0cm" style:auto-text-indent="false" fo:padding="0cm" fo:border="none"/>
    </style:style>
    <style:style style:name="T1" style:family="text">
      <style:text-properties officeooo:rsid="000770ea"/>
    </style:style>
    <style:style style:name="T2" style:family="text">
      <style:text-properties officeooo:rsid="00085207"/>
    </style:style>
    <style:style style:name="T3" style:family="text">
      <style:text-properties fo:font-variant="normal" fo:text-transform="none" fo:color="#101094" style:font-name="Consolas" fo:font-size="9.75pt" fo:letter-spacing="normal" fo:font-style="normal" fo:font-weight="normal" fo:background-color="#eff0f1" loext:char-shading-value="0" fo:padding="0cm" fo:border="none"/>
    </style:style>
    <style:style style:name="T4" style:family="text">
      <style:text-properties fo:font-variant="normal" fo:text-transform="none" fo:color="#101094" style:font-name="Consolas" fo:font-size="9.75pt" fo:letter-spacing="normal" fo:font-style="normal" fo:background-color="#eff0f1" loext:char-shading-value="0" fo:padding="0cm" fo:border="none"/>
    </style:style>
    <style:style style:name="T5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fo:padding="0cm" fo:border="none"/>
    </style:style>
    <style:style style:name="T6" style:family="text">
      <style:text-properties fo:font-variant="normal" fo:text-transform="none" fo:color="#303336" style:font-name="Consolas" fo:font-size="9.75pt" fo:letter-spacing="normal" fo:font-style="normal" fo:font-weight="normal" officeooo:rsid="000770ea" fo:background-color="#eff0f1" loext:char-shading-value="0" style:font-weight-asian="normal" style:font-weight-complex="normal" fo:padding="0cm" fo:border="none"/>
    </style:style>
    <style:style style:name="T7" style:family="text">
      <style:text-properties fo:font-variant="normal" fo:text-transform="none" fo:color="#303336" style:font-name="Consolas" fo:font-size="9.75pt" fo:letter-spacing="normal" fo:font-style="normal" fo:background-color="#eff0f1" loext:char-shading-value="0" fo:padding="0cm" fo:border="none"/>
    </style:style>
    <style:style style:name="T8" style:family="text">
      <style:text-properties fo:font-variant="normal" fo:text-transform="none" fo:color="#303336" style:font-name="Consolas" fo:font-size="9.75pt" fo:letter-spacing="normal" fo:font-style="normal" officeooo:rsid="0009d3e6" fo:background-color="#eff0f1" loext:char-shading-value="0" fo:padding="0cm" fo:border="none"/>
    </style:style>
    <style:style style:name="T9" style:family="text">
      <style:text-properties fo:font-variant="normal" fo:text-transform="none" fo:color="#303336" fo:letter-spacing="normal" fo:background-color="#eff0f1" loext:char-shading-value="0" fo:padding="0cm" fo:border="none"/>
    </style:style>
    <style:style style:name="T10" style:family="text">
      <style:text-properties officeooo:rsid="0009d3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 – 1: SQL Queries</text:p>
      <text:p text:style-name="P1"/>
      <text:p text:style-name="P2">1) SELECT Wife_education, COUNT(*) FROM traindata_R GROUP BY Wife_education;</text:p>
      <text:p text:style-name="P2">2) SELECT Wife_education , AVG(Wife_age) FROM traindata_R GROUP BY Wife_education;</text:p>
      <text:p text:style-name="P2">3) SELECT <text:s/>Wife_education, AVG(<text:span text:style-name="T2">Number_of_children_ever_born</text:span>) FROM traindata_R GROUP BY Wife_education;</text:p>
      <text:p text:style-name="P3">4) SELECT <text:s text:c="2"/><text:span text:style-name="T1">Wife_education, </text:span>WomenCount/SUM(WomenCount)</text:p>
      <text:p text:style-name="P3"><text:s text:c="5"/>FROM ( SELECT Wife_education, COUNT(*) As WomenCount</text:p>
      <text:p text:style-name="P3"><text:s text:c="20"/>FROM <text:s/><text:span text:style-name="T1">traindata_R </text:span>GROUP BY Wife_education</text:p>
      <text:p text:style-name="P3"><text:s text:c="18"/>) calculated_table</text:p>
      <text:p text:style-name="P6"/>
      <text:p text:style-name="P6"><text:span text:style-name="Source_20_Text"><text:span text:style-name="T6"/></text:span></text:p>
      <text:p text:style-name="P5">5) <text:span text:style-name="T2">SELECT <text:s text:c="2"/>Wife_education, WomenCount/SUM(WomenCount)</text:span></text:p>
      <text:p text:style-name="P4"><text:s text:c="5"/>FROM ( SELECT Wife_education, COUNT(*) As WomenCount</text:p>
      <text:p text:style-name="P4"><text:s text:c="20"/>FROM <text:s/><text:span text:style-name="T1">traindata_R WHERE Standard_of_living_index = 4 </text:span></text:p>
      <text:p text:style-name="P4"><text:tab/> <text:s text:c="7"/>GROUP BY Wife_education</text:p>
      <text:p text:style-name="P4"><text:s text:c="18"/>) calculated_t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17:43:18.092529852</meta:creation-date>
    <dc:date>2017-02-26T18:31:23.841712348</dc:date>
    <meta:editing-duration>PT29M29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13" meta:word-count="72" meta:character-count="741" meta:non-whitespace-character-count="578"/>
  </office:meta>
</office:document-meta>
</file>